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fo:font-size="14pt" style:font-size-asian="14pt"/>
    </style:style>
    <style:style style:name="P2" style:parent-style-name="Normal" style:family="paragraph">
      <style:text-properties fo:font-weight="bold" style:font-weight-asian="bold"/>
    </style:style>
    <style:style style:name="P3" style:parent-style-name="ListParagraph" style:list-style-name="LFO1" style:family="paragraph">
      <style:text-properties fo:font-weight="bold" style:font-weight-asian="bold"/>
    </style:style>
    <style:style style:name="P4" style:parent-style-name="ListParagraph" style:family="paragraph">
      <style:paragraph-properties fo:margin-left="0.75in">
        <style:tab-stops/>
      </style:paragraph-properties>
    </style:style>
    <style:style style:name="P5" style:parent-style-name="ListParagraph" style:family="paragraph">
      <style:paragraph-properties fo:margin-left="0.75in">
        <style:tab-stops/>
      </style:paragraph-properties>
      <style:text-properties fo:font-weight="bold" style:font-weight-asian="bold"/>
    </style:style>
    <style:style style:name="P6" style:parent-style-name="ListParagraph" style:list-style-name="LFO1" style:family="paragraph">
      <style:text-properties fo:font-weight="bold" style:font-weight-asian="bold"/>
    </style:style>
    <style:style style:name="P7" style:parent-style-name="ListParagraph" style:family="paragraph">
      <style:paragraph-properties fo:margin-left="0.75in">
        <style:tab-stops/>
      </style:paragraph-properties>
    </style:style>
    <style:style style:name="P8" style:parent-style-name="ListParagraph" style:family="paragraph">
      <style:paragraph-properties fo:margin-left="0.75in">
        <style:tab-stops/>
      </style:paragraph-properties>
      <style:text-properties fo:font-weight="bold" style:font-weight-asian="bold"/>
    </style:style>
    <style:style style:name="P9" style:parent-style-name="ListParagraph" style:list-style-name="LFO1" style:family="paragraph">
      <style:text-properties fo:font-weight="bold" style:font-weight-asian="bold"/>
    </style:style>
    <style:style style:name="P10" style:parent-style-name="ListParagraph" style:family="paragraph">
      <style:paragraph-properties fo:margin-left="0.75in">
        <style:tab-stops/>
      </style:paragraph-properties>
    </style:style>
    <style:style style:name="P11" style:parent-style-name="ListParagraph" style:family="paragraph">
      <style:paragraph-properties fo:margin-left="0.75in">
        <style:tab-stops/>
      </style:paragraph-properties>
      <style:text-properties fo:font-weight="bold" style:font-weight-asian="bold"/>
    </style:style>
    <style:style style:name="P12" style:parent-style-name="ListParagraph" style:list-style-name="LFO1" style:family="paragraph">
      <style:text-properties fo:font-weight="bold" style:font-weight-asian="bold"/>
    </style:style>
    <style:style style:name="P13" style:parent-style-name="ListParagraph" style:family="paragraph">
      <style:paragraph-properties fo:margin-left="0.75in">
        <style:tab-stops/>
      </style:paragraph-properties>
    </style:style>
    <style:style style:name="P14" style:parent-style-name="ListParagraph" style:family="paragraph">
      <style:paragraph-properties fo:margin-left="0.75in">
        <style:tab-stops/>
      </style:paragraph-properties>
      <style:text-properties fo:font-weight="bold" style:font-weight-asian="bold"/>
    </style:style>
    <style:style style:name="P15" style:parent-style-name="ListParagraph" style:list-style-name="LFO1" style:family="paragraph">
      <style:text-properties fo:font-weight="bold" style:font-weight-asian="bold"/>
    </style:style>
    <style:style style:name="P16" style:parent-style-name="ListParagraph" style:family="paragraph">
      <style:paragraph-properties fo:margin-left="0.75in">
        <style:tab-stops/>
      </style:paragraph-properties>
    </style:style>
    <style:style style:name="P17" style:parent-style-name="ListParagraph" style:family="paragraph">
      <style:paragraph-properties fo:margin-left="0.75in">
        <style:tab-stops/>
      </style:paragraph-properties>
    </style:style>
    <style:style style:name="P18" style:parent-style-name="Normal" style:family="paragraph">
      <style:text-properties fo:font-weight="bold" style:font-weight-asian="bold"/>
    </style:style>
    <style:style style:name="P19" style:parent-style-name="ListParagraph" style:list-style-name="LFO2" style:family="paragraph">
      <style:text-properties fo:font-weight="bold" style:font-weight-asian="bold"/>
    </style:style>
    <style:style style:name="P20" style:parent-style-name="ListParagraph" style:family="paragraph">
      <style:paragraph-properties fo:margin-left="0.75in">
        <style:tab-stops/>
      </style:paragraph-properties>
    </style:style>
    <style:style style:name="P21" style:parent-style-name="ListParagraph" style:family="paragraph">
      <style:paragraph-properties fo:margin-left="0.75in">
        <style:tab-stops/>
      </style:paragraph-properties>
      <style:text-properties fo:font-weight="bold" style:font-weight-asian="bold"/>
    </style:style>
    <style:style style:name="P22" style:parent-style-name="ListParagraph" style:list-style-name="LFO2" style:family="paragraph">
      <style:text-properties fo:font-weight="bold" style:font-weight-asian="bold"/>
    </style:style>
    <style:style style:name="P23" style:parent-style-name="ListParagraph" style:family="paragraph">
      <style:paragraph-properties fo:margin-left="0.75in">
        <style:tab-stops/>
      </style:paragraph-properties>
    </style:style>
    <style:style style:name="P24" style:parent-style-name="ListParagraph" style:family="paragraph">
      <style:paragraph-properties fo:margin-left="0.75in">
        <style:tab-stops/>
      </style:paragraph-properties>
      <style:text-properties fo:font-weight="bold" style:font-weight-asian="bold"/>
    </style:style>
    <style:style style:name="P25" style:parent-style-name="ListParagraph" style:list-style-name="LFO2" style:family="paragraph">
      <style:text-properties fo:font-weight="bold" style:font-weight-asian="bold"/>
    </style:style>
    <style:style style:name="P26" style:parent-style-name="ListParagraph" style:family="paragraph">
      <style:paragraph-properties fo:margin-left="0.75in">
        <style:tab-stops/>
      </style:paragraph-properties>
    </style:style>
    <style:style style:name="P27" style:parent-style-name="ListParagraph" style:family="paragraph">
      <style:paragraph-properties fo:margin-left="0.75in">
        <style:tab-stops/>
      </style:paragraph-properties>
      <style:text-properties fo:font-weight="bold" style:font-weight-asian="bold"/>
    </style:style>
    <style:style style:name="P28" style:parent-style-name="ListParagraph" style:list-style-name="LFO2" style:family="paragraph">
      <style:text-properties fo:font-weight="bold" style:font-weight-asian="bold"/>
    </style:style>
    <style:style style:name="P29" style:parent-style-name="ListParagraph" style:family="paragraph">
      <style:paragraph-properties fo:margin-left="0.75in">
        <style:tab-stops/>
      </style:paragraph-properties>
    </style:style>
    <style:style style:name="P30" style:parent-style-name="ListParagraph" style:family="paragraph">
      <style:paragraph-properties fo:margin-left="0.75in">
        <style:tab-stops/>
      </style:paragraph-properties>
      <style:text-properties fo:font-weight="bold" style:font-weight-asian="bold"/>
    </style:style>
    <style:style style:name="P31" style:parent-style-name="ListParagraph" style:list-style-name="LFO2" style:family="paragraph">
      <style:text-properties fo:font-weight="bold" style:font-weight-asian="bold"/>
    </style:style>
    <style:style style:name="P32" style:parent-style-name="ListParagraph" style:family="paragraph">
      <style:paragraph-properties fo:margin-left="0.75in">
        <style:tab-stops/>
      </style:paragraph-properties>
    </style:style>
    <style:style style:name="P33" style:parent-style-name="Normal" style:family="paragraph">
      <style:text-properties fo:font-weight="bold" style:font-weight-asian="bold" fo:font-size="16pt" style:font-size-asian="16pt"/>
    </style:style>
    <style:style style:name="P34" style:parent-style-name="Normal" style:family="paragraph">
      <style:text-properties fo:font-weight="bold" style:font-weight-asian="bold"/>
    </style:style>
    <style:style style:name="P35" style:parent-style-name="Normal" style:family="paragraph">
      <style:text-properties fo:font-weight="bold" style:font-weight-asian="bold"/>
    </style:style>
    <style:style style:name="P36" style:parent-style-name="Normal" style:family="paragraph">
      <style:text-properties fo:font-weight="bold" style:font-weight-asian="bold" fo:font-size="14pt" style:font-size-asian="14pt"/>
    </style:style>
    <style:style style:name="P37" style:parent-style-name="Normal" style:family="paragraph">
      <style:text-properties fo:font-weight="bold" style:font-weight-asian="bold"/>
    </style:style>
    <style:style style:name="P38" style:parent-style-name="Normal" style:family="paragraph">
      <style:text-properties fo:font-weight="bold" style:font-weight-asian="bold"/>
    </style:style>
    <style:style style:name="P39" style:parent-style-name="Normal" style:family="paragraph">
      <style:text-properties fo:font-weight="bold" style:font-weight-asian="bold"/>
    </style:style>
  </office:automatic-styles>
  <office:body>
    <office:text text:use-soft-page-breaks="true">
      <text:p text:style-name="P1">Interview:</text:p>
      <text:p text:style-name="P2">Casual gaming – Marce</text:p>
      <text:list text:style-name="LFO1">
        <text:list-item text:start-value="1">
          <text:p text:style-name="P3">Have you played Tetris? If so, what are your thoughts on your experience?</text:p>
        </text:list-item>
      </text:list>
      <text:p text:style-name="P4">“Yes. Ngl it’s very boring”</text:p>
      <text:p text:style-name="P5"/>
      <text:list text:style-name="LFO1" text:continue-numbering="true">
        <text:list-item>
          <text:p text:style-name="P6">What would you add to Tetris to make it a more enjoyable experience?</text:p>
        </text:list-item>
      </text:list>
      <text:p text:style-name="P7">“Yikes”</text:p>
      <text:p text:style-name="P8"/>
      <text:list text:style-name="LFO1" text:continue-numbering="true">
        <text:list-item>
          <text:p text:style-name="P9">What is your opinion on free games vs. games that cost?</text:p>
        </text:list-item>
      </text:list>
      <text:p text:style-name="P10">“If every game was free, life would be great”</text:p>
      <text:p text:style-name="P11"/>
      <text:list text:style-name="LFO1" text:continue-numbering="true">
        <text:list-item>
          <text:p text:style-name="P12">What do you think about playing 2 players on 1 keyboard?</text:p>
        </text:list-item>
      </text:list>
      <text:p text:style-name="P13">“Calm”</text:p>
      <text:p text:style-name="P14"/>
      <text:list text:style-name="LFO1" text:continue-numbering="true">
        <text:list-item>
          <text:p text:style-name="P15">Do you think an addition of a login system would help and why?</text:p>
        </text:list-item>
      </text:list>
      <text:p text:style-name="P16">“Yes”</text:p>
      <text:p text:style-name="P17"/>
      <text:p text:style-name="P18">Casual gaming – Daniel</text:p>
      <text:list text:style-name="LFO2">
        <text:list-item text:start-value="1">
          <text:p text:style-name="P19">Have you played Tetris? If so, what are your thoughts on your experience?</text:p>
        </text:list-item>
      </text:list>
      <text:p text:style-name="P20">“Yes I have and I like it very much”</text:p>
      <text:p text:style-name="P21"/>
      <text:list text:style-name="LFO2" text:continue-numbering="true">
        <text:list-item>
          <text:p text:style-name="P22">What would you add to Tetris to make it a more enjoyable experience?</text:p>
        </text:list-item>
      </text:list>
      <text:p text:style-name="P23">“Selection of difficulty, more customisation in how the game looks”</text:p>
      <text:p text:style-name="P24"/>
      <text:list text:style-name="LFO2" text:continue-numbering="true">
        <text:list-item>
          <text:p text:style-name="P25">What is your opinion on free games vs. games that cost?</text:p>
        </text:list-item>
      </text:list>
      <text:p text:style-name="P26">“I like games that don’t have egregious micro-transactions, whether free or paid. However, paid games usually have higher quality”</text:p>
      <text:p text:style-name="P27"/>
      <text:list text:style-name="LFO2" text:continue-numbering="true">
        <text:list-item>
          <text:p text:style-name="P28">What do you think about playing 2 players on 1 keyboard?</text:p>
        </text:list-item>
      </text:list>
      <text:p text:style-name="P29">“I think it can lead to a fun experience”</text:p>
      <text:p text:style-name="P30"/>
      <text:list text:style-name="LFO2" text:continue-numbering="true">
        <text:list-item>
          <text:p text:style-name="P31">Do you think an addition of a login system would help and why?</text:p>
        </text:list-item>
      </text:list>
      <text:p text:style-name="P32">“Yes, for reasons such as storing high scores and game options”</text:p>
      <text:p text:style-name="P33">Email 1</text:p>
      <text:p text:style-name="Normal">“Hi,</text:p>
      <text:p text:style-name="Normal">I've been looking at ways I can make the software UI and I have come up with some specific ideas and plans I may implement, and I would appreciate your input. When the game starts, it will open up a screen with a size of 1280 x 720. It will ask for you to sign in or sign up if you haven't. Once signed in, you will be greeted with the main menu where the following buttons will be: Introduction, New Game (which will split into Single and 2 player), Leader boards, Settings, and Exit. It will also have your score displayed on the side. The system requirements for this game are very minimal and shouldn’t need to be considered. What do you think?</text:p>
      <text:p text:style-name="Normal">Thanks,</text:p>
      <text:p text:style-name="Normal">Younis”</text:p>
      <text:p text:style-name="Normal">The responses I received:</text:p>
      <text:p text:style-name="P34">Marce:</text:p>
      <text:p text:style-name="Normal">“”</text:p>
      <text:p text:style-name="P35">Daniel:</text:p>
      <text:p text:style-name="Normal">“When you say your score is displayed on the side, what do you mean?<text:s/>Score for what? Is it a high-score? Aside from that, I think these are useful things to have on a landing page. Will there be anything else displayed when you first load the game aside from sign in/sign up? If so, what would it be?</text:p>
      <text:p text:style-name="Normal">Kind regards,</text:p>
      <text:p text:style-name="Normal">Your faithful companion Daniel.”</text:p>
      <text:p text:style-name="P36">Email 2</text:p>
      <text:p text:style-name="Normal">“Hi,</text:p>
      <text:p text:style-name="Normal">I’ve created some prototype images of how the game will look and I have linked a small analysis which includes an overview and design to all of the images. I have made it very user-friendly and have implemented anything I thought would be beneficial to the user experience. I plan on adding to these as they are only prototypes, do you have any suggestions or anything you wish to be added?<text:s/></text:p>
      <text:p text:style-name="Normal">Thanks,</text:p>
      <text:p text:style-name="Normal">Younis”</text:p>
      <text:p text:style-name="Normal"/>
      <text:p text:style-name="P37">These are the replies I received:</text:p>
      <text:p text:style-name="P38">Marce:</text:p>
      <text:p text:style-name="Normal">“”</text:p>
      <text:p text:style-name="P39">Daniel:</text:p>
      <text:p text:style-name="Normal">“I think for the single-player screen, having a looping gif depending on theme might be quite distracting. Instead I think a still image might be better. For the multi-player screen, I would’ve thought player 1 would be on the left and player 2 on the right. In the leaderboards section, will it just be top 50, or will you be able to select how many will be displayed? On the settings, I think the back button should be placed at the bottom, because as it is it looks like it’s one of the options for the settings. Otherwise, I think these are fantastic.</text:p>
      <text:p text:style-name="Normal">Kind regards,<text:s/></text:p>
      <text:p text:style-name="Normal">Your faithful companion Danie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6%"/>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nny</meta:initial-creator>
    <dc:creator>Jenny</dc:creator>
    <meta:creation-date>2019-10-07T12:15:00Z</meta:creation-date>
    <dc:date>2019-10-07T13:03:00Z</dc:date>
    <meta:template xlink:href="Normal" xlink:type="simple"/>
    <meta:editing-cycles>2</meta:editing-cycles>
    <meta:editing-duration>PT1500S</meta:editing-duration>
    <meta:document-statistic meta:page-count="1" meta:paragraph-count="6" meta:word-count="490" meta:character-count="3283" meta:row-count="23" meta:non-whitespace-character-count="2799"/>
  </office:meta>
</office:document-meta>
</file>